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4299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4299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Will Entriken</text:p>
      <text:p text:style-name="P1"><text:tab/>410 Keats Rd</text:p>
      <text:p text:style-name="P1"><text:tab/>Huntingdon Vy, PA 19006</text:p>
      <text:p text:style-name="P1"/>
      <text:p text:style-name="Standard">7 November 2011</text:p>
      <text:p text:style-name="Standard"/>
      <text:p text:style-name="Standard">Attn: Control Center</text:p>
      <text:p text:style-name="Standard">1234 Market Street</text:p>
      <text:p text:style-name="Standard">10th Floor</text:p>
      <text:p text:style-name="Standard">Philadelphia, PA 19107</text:p>
      <text:p text:style-name="Standard"/>
      <text:p text:style-name="Standard">RE: Previous report under the same name sent January 2009</text:p>
      <text:p text:style-name="Standard"/>
      <text:p text:style-name="Standard">To Whom It May Concern:</text:p>
      <text:p text:style-name="Standard"/>
      <text:p text:style-name="Standard"><text:tab/>I have been riding the Regional Rail for several years and have always appreciated the ability to ride with SEPTA directly to a large number of places that I may want to go. The SEPTA website provides information on the status of trains, a convenient trip planner and an honest measure of regional rail on time performance. I appreciate the transparency SEPTA has in disclosing this information.</text:p>
      <text:p text:style-name="Standard"/>
      <text:p text:style-name="Standard"><text:tab/>SEPTA regional rail has been below its OTP goal, and I believe there is an opportunity to improve this. I have created a real-time reporting tool that identifies trends in On-Time Performance on SEPTA's Regional Rail lines. This tool allows drill-down to identify trains that contribute to suboptimal OTP and, more importantly, makes specific recommendations to correct the problem.</text:p>
      <text:p text:style-name="Standard"/>
      <text:p text:style-name="Standard"><text:tab/>I am pleased to submit this report to you, which identifies trends of inbound trains, provides recommendations and discusses the methodology used. Please contact me with any questions and to discuss how I can support you with this tool or provide other analytical services that you need. I would be able to show you a trial of the tool, which can be run real-time in a web browser.</text:p>
      <text:p text:style-name="Standard"/>
      <text:p text:style-name="Standard"><text:tab/>Thanks again for all your effort in keeping the regional rail safe and convenient.</text:p>
      <text:p text:style-name="Standard"/>
      <text:p text:style-name="Standard">Best regards,</text:p>
      <text:p text:style-name="Standard"/>
      <text:p text:style-name="Standard"/>
      <text:p text:style-name="Standard"/>
      <text:p text:style-name="Standard">Will Entriken</text:p>
      <text:p text:style-name="P1"/>
      <text:p text:style-name="P1">wce@phor.net</text:p>
      <text:p text:style-name="P1">(267) 738-4201</text:p>
      <text:p text:style-name="P1"/>
      <text:p text:style-name="P1">enc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1-22T20:10:42</meta:creation-date>
    <dc:date>2011-11-07T23:06:55</dc:date>
    <meta:editing-duration>PT5H19M39S</meta:editing-duration>
    <meta:editing-cycles>10</meta:editing-cycles>
    <meta:generator>OpenOffice.org/3.3$Unix OpenOffice.org_project/330m20$Build-9567</meta:generator>
    <meta:print-date>2011-11-07T22:58:58</meta:print-date>
    <dc:creator>William Entriken</dc:creator>
    <meta:printed-by>William Entriken</meta:printed-by>
    <meta:document-statistic meta:table-count="0" meta:image-count="0" meta:object-count="0" meta:page-count="1" meta:paragraph-count="19" meta:word-count="254" meta:character-count="1517"/>
    <meta:user-defined meta:name="Info 1"/>
    <meta:user-defined meta:name="Info 2"/>
    <meta:user-defined meta:name="Info 3"/>
    <meta:user-defined meta:name="Info 4"/>
  </office:meta>
</office:document-meta>
</file>